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 style:font-adornments="Thin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9900ff" draw:marker-start-width="0.356cm" draw:marker-end="" draw:marker-end-width="0.203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9900ff" draw:marker-start-width="0.355cm" draw:marker-end-width="0.355cm" draw:fill="none" draw:textarea-horizontal-align="justify" draw:textarea-vertical-align="middle" draw:auto-grow-height="false" fo:min-height="0cm" fo:min-width="0.589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9900ff" draw:marker-start-width="0.355cm" draw:marker-end-width="0.355cm" draw:fill="none" draw:textarea-horizontal-align="justify" draw:textarea-vertical-align="middle" draw:auto-grow-height="false" fo:min-height="0.501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1cm" svg:stroke-color="#9900ff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Dashed_20__28_var_29_" svg:stroke-width="0.051cm" svg:stroke-color="#9900ff" draw:marker-start-width="0.356cm" draw:marker-end="" draw:marker-end-width="0.203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306cm"/>
    </style:style>
    <style:style style:name="gr10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0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color="#9900ff" style:font-name="Fira Sans" fo:font-size="12pt" style:font-size-asian="18pt" style:font-size-complex="18pt"/>
    </style:style>
    <style:style style:name="P5" style:family="paragraph">
      <style:text-properties fo:font-size="16pt" style:font-size-asian="18pt" style:font-size-complex="18pt"/>
    </style:style>
    <style:style style:name="P6" style:family="paragraph">
      <loext:graphic-properties draw:fill="none" draw:fill-color="#ffffff"/>
      <style:text-properties fo:color="#9900ff" style:font-name="Fira Sans" fo:font-size="16pt" style:font-size-asian="18pt" style:font-size-complex="18pt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9900ff" style:font-name="Fira Sans1" fo:font-size="12pt" style:font-name-asian="Fira Sans1" style:font-size-asian="18pt" style:font-name-complex="Fira Sans1" style:font-size-complex="18pt"/>
    </style:style>
    <style:style style:name="T3" style:family="text">
      <style:text-properties fo:color="#9900ff" style:font-name="Fira Sans"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66cm" svg:y1="8.804cm" svg:x2="1.866cm" svg:y2="3.089cm">
          <text:p/>
        </draw:line>
        <draw:line draw:style-name="gr1" draw:text-style-name="P1" draw:layer="layout" svg:x1="1.895cm" svg:y1="8.834cm" svg:x2="7.61cm" svg:y2="8.834cm">
          <text:p/>
        </draw:line>
        <draw:frame draw:style-name="gr2" draw:text-style-name="P2" draw:layer="layout" svg:width="1.143cm" svg:height="0.889cm" svg:x="1.553cm" svg:y="2.135cm">
          <draw:text-box>
            <text:p><text:span text:style-name="T1">+y</text:span></text:p>
          </draw:text-box>
        </draw:frame>
        <draw:frame draw:style-name="gr2" draw:text-style-name="P2" draw:layer="layout" svg:width="1.143cm" svg:height="0.889cm" svg:x="7.511cm" svg:y="8.393cm">
          <draw:text-box>
            <text:p><text:span text:style-name="T1">+x</text:span></text:p>
          </draw:text-box>
        </draw:frame>
        <draw:line draw:style-name="gr3" draw:text-style-name="P1" draw:layer="layout" svg:x1="3.838cm" svg:y1="6.442cm" svg:x2="4.737cm" svg:y2="6.569cm">
          <text:p/>
        </draw:line>
        <draw:line draw:style-name="gr4" draw:text-style-name="P1" draw:layer="layout" svg:x1="2.016cm" svg:y1="6.534cm" svg:x2="7.912cm" svg:y2="7.331cm">
          <text:p/>
        </draw:line>
        <draw:custom-shape draw:style-name="gr5" draw:text-style-name="P1" draw:layer="layout" svg:width="1.169cm" svg:height="0.307cm" draw:transform="rotate (-0.139102741383948) translate (2.601cm 6.17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24cm" svg:height="0.823cm" draw:transform="rotate (-0.139102741383948) translate (7.793cm 6.39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4.429cm" svg:y1="3.54cm" svg:x2="3.232cm" svg:y2="6.099cm">
          <text:p/>
        </draw:line>
        <draw:line draw:style-name="gr7" draw:text-style-name="P1" draw:layer="layout" svg:x1="6.261cm" svg:y1="4.302cm" svg:x2="7.846cm" svg:y2="6.287cm">
          <text:p/>
        </draw:line>
        <draw:line draw:style-name="gr8" draw:text-style-name="P1" draw:layer="layout" svg:x1="2.016cm" svg:y1="7.223cm" svg:x2="7.912cm" svg:y2="7.332cm">
          <text:p/>
        </draw:line>
        <draw:frame draw:style-name="gr9" draw:text-style-name="P4" draw:layer="layout" svg:width="0.771cm" svg:height="0.67cm" svg:x="3.15cm" svg:y="6.68cm">
          <draw:text-box>
            <text:p text:style-name="P3"><text:span text:style-name="T2">Θ</text:span></text:p>
          </draw:text-box>
        </draw:frame>
        <draw:path draw:style-name="gr10" draw:text-style-name="P1" draw:layer="layout" svg:width="0.281cm" svg:height="0.361cm" draw:transform="skewX (0.137357412131954) rotate (-2.60647470492833) translate (4.02456801902706cm 7.07894161467052cm)" svg:viewBox="0 0 282 362" svg:d="M0 362c236 0 282-362 282-362">
          <text:p/>
        </draw:path>
        <draw:frame draw:style-name="gr11" draw:text-style-name="P6" draw:layer="layout" svg:width="1.718cm" svg:height="0.81cm" svg:x="3.754cm" svg:y="2.736cm">
          <draw:text-box>
            <text:p text:style-name="P5"><text:span text:style-name="T3">Cart</text:span></text:p>
          </draw:text-box>
        </draw:frame>
        <draw:frame draw:style-name="gr12" draw:text-style-name="P6" draw:layer="layout" svg:width="4.844cm" svg:height="0.81cm" svg:x="4.954cm" svg:y="3.536cm">
          <draw:text-box>
            <text:p text:style-name="P5"><text:span text:style-name="T3">Motion Dete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 style:font-adornments="Thin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7:40:38.174232000</meta:creation-date>
    <dc:date>2017-08-22T17:51:38.927273000</dc:date>
    <meta:editing-duration>PT11M1S</meta:editing-duration>
    <meta:editing-cycles>1</meta:editing-cycles>
    <meta:document-statistic meta:object-count="15"/>
    <meta:generator>LibreOffice/5.3.2.2$MacOSX_X86_64 LibreOffice_project/6cd4f1ef626f15116896b1d8e1398b56da0d0ee1</meta:generator>
  </office:meta>
</office:document-meta>
</file>